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font-size="14pt"/>
    </style:style>
    <style:style style:family="text" style:name="T2" style:display-name="T2">
      <style:text-properties fo:font-size="16pt" fo:font-weight="bold"/>
    </style:style>
    <style:style style:family="text" style:name="T3" style:display-name="T3">
      <style:text-properties fo:color="#000000" style:font-name="Times New Roman" fo:font-size="12pt" fo:language="ru" fo:country="RU" fo:font-weight="normal"/>
    </style:style>
    <style:style style:family="text" style:name="T4" style:display-name="T4">
      <style:text-properties style:font-name="Times New Roman" fo:font-size="12pt" fo:language="ru" fo:country="RU" fo:font-weight="normal"/>
    </style:style>
    <style:style style:family="paragraph" style:name="P2" style:display-name="P2" style:parent-style-name="Normal">
      <style:paragraph-properties fo:text-align="left" style:writing-mode="lr"/>
    </style:style>
    <style:style style:family="paragraph" style:name="P3" style:display-name="P3" style:parent-style-name="Normal">
      <style:paragraph-properties fo:text-align="center" style:writing-mode="lr"/>
    </style:style>
    <style:style style:family="paragraph" style:name="P4" style:display-name="P4" style:parent-style-name="Normal">
      <style:paragraph-properties fo:text-align="left" fo:text-indent="0.0000in" fo:line-height="100%" fo:margin-left="0.0000in" fo:margin-right="0.0000in" fo:margin-top="0.0000in" fo:margin-bottom="0.0000in" style:writing-mode="lr"/>
    </style:style>
    <style:style style:family="paragraph" style:name="P5" style:display-name="P5" style:parent-style-name="Normal">
      <style:paragraph-properties fo:text-align="left" style:writing-mode="lr"/>
      <style:text-properties fo:color="#000000" style:font-name="Times New Roman" fo:font-size="12pt" fo:language="ru" fo:country="RU" fo:font-weight="normal"/>
    </style:style>
    <style:style style:family="paragraph" style:name="P1" style:display-name="P1" style:parent-style-name="Normal">
      <style:paragraph-properties fo:text-align="center"/>
      <style:text-properties fo:font-size="16pt" fo:font-weight="bold"/>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Vision-based human motion analysis: An overview </text:p>
        <text:p text:style-name="Normal"><text:tab/>Определение: (не знаю как нормально перевести)</text:p>
        <text:p text:style-name="Normal"><text:tab/>Human body pose estimation, or pose estimation in short, is the process in which the configuration of body parts is estimated from sensor input. When poses are estimated over time, the term human motion analysis is used.</text:p>
        <text:p text:style-name="Normal"/>
        <text:p text:style-name="P2"><text:tab/>Обычно системы «захвата движения» (англ. motion capture systems) используют специальные датчики, прикрепленные к телу человека. Серьезными недостатками данных систем являются дороговизна и неудобство в использовании. Однако для многих прикладных задач таких, как слежение/наблюдение (surveillance) и человеко-машинное взаимодействие (англ. Human–Computer Interaction - HCI), удобно использовать безмаркерные системы. Часто в таких системах в качестве датчиков используют видео-камеры.</text:p>
        <text:p text:style-name="P2"><text:tab/></text:p>
        <text:p text:style-name="P2"><text:tab/>Методы анализа движений человека можно разделить на 2 класса:</text:p>
        <text:p text:style-name="P2">1. Методы на основе модели (англ. model-based approaches)</text:p>
        <text:p text:style-name="P2">2. Безмодельные методы (англ. model-free approaches)</text:p>
        <text:p text:style-name="P2"/>
        <text:p text:style-name="P2"><text:tab/>Методы на основе модели используют теоретическую модель тела человека (англ. priori human body). Процесс распознования позы человека при этом можно разделить на 2 этапа: моделирование и анализ (англ.estimation). На этапе моделирования формируют с учётом модели камеры, описания изображения (англ. image descriptors), модели тела человека, функции соответствия (англ. matching function) и физических ограничений функцию правдоподобия (англ. likelihood function). Этап анализа связан с поиском наиболее вероятной позы с учётом значений функии правдобия (англ. likelihood surface).</text:p>
        <text:p text:style-name="P2"><text:tab/>Безмодельные методы не предполагают наличия заранее известной модели человеческого тела, а неявно моделируют изменения в позе (англ. pose configuration), форме тела (англ. body shape), положении камеры и <text:s/>внешнем виде (англ. appearance).</text:p>
        <text:p text:style-name="P2"/>
        <text:p text:style-name="P2"><text:tab/></text:p>
        <text:p text:style-name="P2"><text:tab/><text:span text:style-name="T1">Моделирование</text:span></text:p>
        <text:p text:style-name="P2"><text:tab/>Целью данного этапа является построение функции, позволяющей оценить правдоподобие изображения на основе набора параметров, который включает параметры строения тела (англ. body configuration), формы тела и внешнего вида, а также местоположение камеры. Значения некоторых из них, как правило, заранее известны, например, <text:s/>фиксированное местоположение камеры или известные размеры частей тела (англ. known body part lengths).</text:p>
        <text:p text:style-name="P2"><text:tab/></text:p>
        <text:p text:style-name="P2"><text:tab/>Модель человеческого тела включает кинематическую схему (англ. kinematic structure) и параметры тела (англ. body dimensions). Кроме того используется функция, позволяющая выделить тело человека в области изображения (англ. image domain) с учётом параметров модели.</text:p>
        <text:p text:style-name="P2"><text:tab/>Вместо того, чтобы использовать исходную зрительную информацию (англ. original visual input), изображение часто представляют в виде ребер, областей цветов или силуэтов. Функция соответствия между зрительной информацией и сгенерированной моделью человеческого тела необходима для оценки того, насколько хорошо экземпляр модели (англ. model instantiation) соответствует получаемой зрительной информации. Кроме того на функцию правдоподобия влияют такие факторы, как параметры камеры и параметры среды (англ. environment settings).</text:p>
        <text:p text:style-name="P2"/>
        <text:p text:style-name="P2"/>
        <text:p text:style-name="P2"><text:tab/><text:span text:style-name="T1">Модели человеческого тела</text:span></text:p>
        <text:p text:style-name="P2"><text:tab/>Модели человеческого тела описывают как кинематические свойства тела (скелет), так и его форму и внешний вид.</text:p>
        <text:p text:style-name="P2"/>
        <text:p text:style-name="P2"><text:tab/><text:span text:style-name="T1">Кинематические модели</text:span></text:p>
        <text:p text:style-name="P2"><text:tab/>Большинство моделей описывают человеческое тело как кинематическое дерево (англ. kinematic tree), состоящее из сегментов, которые соединены шарнирами (англ. joint). Каждый такой шарнир характеризуется числом степеней свободы (англ. number of degrees of freedom - DOF), показывающим в скольких направлениях шарнир может двигаться. Такие модели могут быть описаны как в 2D, так ив 3D.</text:p>
        <text:p text:style-name="P2"><text:tab/>2D модели подходят для анализа движений, параллельных плоскости изображения, и иногда используются <text:s/>для анализа походки человека. Такие модели имеют меньшее число параметров и накладывают 2D ограничения, согласующиеся с основной 3D моделью, на движения фигуры. Однако они не могут задавать ограничения, накладываемые на углы "шарниров" (англ. joint angle limits) и ограничения самопересения (англ. self-intersection), что делает данные модели непригодными в более сложных случаях.</text:p>
        <text:p text:style-name="P2"><text:tab/>3D модели часто формируются из твердых сегментов и допускаютют максимум 3 степени свободы для каждого из «шарниров».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A survey of Computer Vision-Based Human Motion Capture</text:span></text:p>
        <text:p text:style-name="P2"><text:tab/></text:p>
        <text:p text:style-name="P2"><text:tab/>Отслеживание движений человека потенциально может найти свое применение при разработке систем, занимающихся</text:p>
        <text:p text:style-name="P2">1. слежением (англ. surveillance)</text:p>
        <text:p text:style-name="P2">2. контролем (англ. control)</text:p>
        <text:p text:style-name="P2">3. исследованиями (англ. analysis)</text:p>
        <text:p text:style-name="P2"><text:tab/>Зоне наблюдения охватывает тех случаях, когда один или несколько предметов отслеживается в течение долгого времени и, возможно, контролируется на специальных действий.Классическим примером является наблюдение за стоянку, где система отслеживает предметы, чтобы оценить, насколько они могут быть примерно на совершение преступления, например, кражи автомобилей.</text:p>
        <text:p text:style-name="P2"><text:tab/></text:p>
        <text:p text:style-name="P2"/>
        <text:p text:style-name="P2"/>
        <text:p text:style-name="P2"/>
        <text:p text:style-name="P2"/>
        <text:p text:style-name="P2"/>
        <text:p text:style-name="P2"/>
        <text:p text:style-name="P2"/>
        <text:p text:style-name="P2"/>
        <text:p text:style-name="P2">План действий:</text:p>
        <text:p text:style-name="P2">1) Введение:</text:p>
        <text:p text:style-name="P2"> <text:s/>Определение (что понимается под pose estimation)</text:p>
        <text:p text:style-name="P2"> <text:s/>Возможные варианты применения (использования) =&gt; актуальность</text:p>
        <text:p text:style-name="P2"> <text:s text:c="3"/>*surveillance</text:p>
        <text:p text:style-name="P2"> <text:s text:c="3"/>*control</text:p>
        <text:p text:style-name="P2"> <text:s text:c="3"/>*analysis</text:p>
        <text:p text:style-name="P2"> <text:s/>Основные (общие) проблемы в данной области</text:p>
        <text:p text:style-name="P2"/>
        <text:p text:style-name="P2">2) Классификация</text:p>
        <text:p text:style-name="P2"> <text:s/>Общее описание систем, занимающихся анализом движений человека</text:p>
        <text:p text:style-name="P2"> <text:s text:c="4"/>Альтернативные методы, например, на основе маркеров</text:p>
        <text:p text:style-name="P2"> <text:s text:c="3"/>Основные этапы работы систем, занимающихся анализом движений человека, и их описание</text:p>
        <text:p text:style-name="P2"> <text:s text:c="6"/>Инициализация (Initialization)</text:p>
        <text:p text:style-name="P2"> <text:s text:c="6"/>Tracking</text:p>
        <text:p text:style-name="P2"> <text:s text:c="6"/>Pose estimation</text:p>
        <text:p text:style-name="P2"/>
        <text:p text:style-name="P2"><text:span text:style-name="T3">Более подробное описание этапа распознавания позы человека</text:span></text:p>
        <text:p text:style-name="P4"><text:span text:style-name="T4">Классификация методов</text:span></text:p>
        <text:p text:style-name="P4"><text:span text:style-name="T4">Основная классификация</text:span></text:p>
        <text:p text:style-name="P4"><text:span text:style-name="T4">. Методы на основе моделей (Model-based)</text:span></text:p>
        <text:p text:style-name="P4"><text:span text:style-name="T4">Описание основных этапов:</text:span></text:p>
        <text:p text:style-name="P4"><text:span text:style-name="T4">а) Моделирование (Modelling)</text:span></text:p>
        <text:p text:style-name="P4"><text:span text:style-name="T4">Классификация моделей человеческого тела (Human body models)</text:span></text:p>
        <text:p text:style-name="P4"><text:span text:style-name="T4">- Кинематические модели (Kinematic models)</text:span></text:p>
        <text:p text:style-name="P4"><text:span text:style-name="T4">- Модели формы (Shape models)</text:span></text:p>
        <text:p text:style-name="P4"><text:span text:style-name="T4">Описание изображения (image descriptors)</text:span></text:p>
        <text:p text:style-name="P4"><text:span text:style-name="T4">- Силуэты и контуры (Silhouettes and contours)</text:span></text:p>
        <text:p text:style-name="P4"><text:span text:style-name="T4">- Ребра (Edges)</text:span></text:p>
        <text:p text:style-name="P4"><text:span text:style-name="T4">- 3D модель (3D reconstruction)</text:span></text:p>
        <text:p text:style-name="P4"><text:span text:style-name="T4">- Цвет и текстура</text:span></text:p>
        <text:p text:style-name="P4"><text:span text:style-name="T4">- Перемещение (Motion)</text:span></text:p>
        <text:p text:style-name="P4"><text:span text:style-name="T4">- Комбинация/Сочетание различных описаний (Combination of descriptors)</text:span></text:p>
        <text:p text:style-name="P4"><text:span text:style-name="T4">Ограничения камеры (Camera considerations)</text:span></text:p>
        <text:p text:style-name="P4"><text:span text:style-name="T4">Ограничения окружения (Environment considerations)</text:span></text:p>
        <text:p text:style-name="P4"><text:span text:style-name="T4">б) Оценка (Estimating)</text:span></text:p>
        <text:p text:style-name="P4"><text:span text:style-name="T4">Подходы:</text:span></text:p>
        <text:p text:style-name="P4"><text:span text:style-name="T4">- Оценка сверху-вниз (Top-down estimation)</text:span></text:p>
        <text:p text:style-name="P4"><text:span text:style-name="T4">- Оценка снизу-вверх (Bottom-up estimation)</text:span></text:p>
        <text:p text:style-name="P4"><text:span text:style-name="T4">- Комбинированный</text:span></text:p>
        <text:p text:style-name="P4"><text:span text:style-name="T4">Tracking </text:span></text:p>
        <text:p text:style-name="P4"><text:span text:style-name="T4">- single hypothesis</text:span></text:p>
        <text:p text:style-name="P4"><text:span text:style-name="T4">- multiple hypothesis</text:span></text:p>
        <text:p text:style-name="P4"><text:span text:style-name="T4">- batch method</text:span></text:p>
        <text:p text:style-name="P4"><text:span text:style-name="T4">Оценка 3D (трехмерной) позы человека</text:span></text:p>
        <text:p text:style-name="P4"><text:span text:style-name="T4">Motion priors</text:span></text:p>
        <text:p text:style-name="P4"/>
        <text:p text:style-name="P4"><text:span text:style-name="T4">. Безмодельные методы (Model-free)</text:span></text:p>
        <text:p text:style-name="P4"><text:span text:style-name="T4">- Learning-based</text:span></text:p>
        <text:p text:style-name="P4"><text:span text:style-name="T4">- Example-based</text:span></text:p>
        <text:p text:style-name="P5"/>
        <text:p text:style-name="P2"> <text:s text:c="6"/>Recognition</text:p>
        <text:p text:style-name="P2"> <text:s/></text:p>
        <text:p text:style-name="P2">  <text:s text:c="3"/></text:p>
        <text:p text:style-name="P2">3) Заключение (Выводы):</text:p>
        <text:p text:style-name="P2"> <text:s/>Какой вариант предположительно будем реализовывать и почему.</text:p>
        <text:p text:style-name="P2"><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1.251cm"/>
    </style:default-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Text-body" style:display-name="Text body" style:parent-style-name="Normal" style:next-style-name="Text-body">
      <style:paragraph-properties fo:margin-top="0cm" fo:margin-bottom="0.212cm"/>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alex </meta:initial-creator>
    <dc:creator>alex </dc:creator>
    <meta:creation-date>2013-02-03T13:33:56</meta:creation-date>
    <dc:date>2013-02-03T14:12:05</dc:date>
  </office:meta>
</office:document-meta>
</file>